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7.112cm" svg:height="1.27cm" svg:x="1.532cm" svg:y="1.578cm">
          <text:p text:style-name="P1">Ask user for passphr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112cm" svg:height="1.27cm" svg:x="1.533cm" svg:y="3.879cm">
          <text:p text:style-name="P1"><text:span text:style-name="T1">Derive K=PBKDF(pas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.334cm" svg:height="5.08cm" svg:x="2.448cm" svg:y="7.166cm">
          <text:p text:style-name="P1"><text:span text:style-name="T1">Encrypted </text:span></text:p>
          <text:p text:style-name="P1"><text:span text:style-name="T1">challenge </text:span></text:p>
          <text:p text:style-name="P1"><text:span text:style-name="T1">exists in LUK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" draw:id="id4" draw:layer="layout" svg:width="8.636cm" svg:height="1.27cm" svg:x="0.724cm" svg:y="13.58cm">
          <text:p text:style-name="P1"><text:span text:style-name="T1">challenge=XOR(K, enc_ch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7.366cm" svg:height="1.778cm" svg:x="1.386cm" svg:y="16.056cm">
          <text:p text:style-name="P1"><text:span text:style-name="T1">Challenge YubiKey,</text:span></text:p>
          <text:p text:style-name="P1"><text:span text:style-name="T1">Get 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9.652cm" svg:height="1.27cm" svg:x="0.27cm" svg:y="18.596cm">
          <text:p text:style-name="P1"><text:span text:style-name="T1">Unlock LUKS with the 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6.858cm" svg:height="1.778cm" svg:x="10.638cm" svg:y="8.69cm">
          <text:p text:style-name="P1"><text:span text:style-name="T1">Generate new challen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7.596cm" svg:height="1.778cm" svg:x="19.082cm" svg:y="8.69cm">
          <text:p text:style-name="P1"><text:span text:style-name="T1">Challenge Yubikey;</text:span></text:p>
          <text:p text:style-name="P1"><text:span text:style-name="T1">Get 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7.366cm" svg:height="2.032cm" svg:x="19.212cm" svg:y="11.592cm">
          <text:p text:style-name="P1"><text:span text:style-name="T1">enc_chal = XOR(K, ch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9.398cm" svg:height="1.778cm" svg:x="18.288cm" svg:y="17.194cm">
          <text:p text:style-name="P1"><text:span text:style-name="T1">Add the response as a LUKS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9.144cm" svg:height="1.524cm" svg:x="18.342cm" svg:y="14.786cm">
          <text:p text:style-name="P1"><text:span text:style-name="T1">Store enc_chal in LUKS 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088cm" svg:y1="2.848cm" svg:x2="5.089cm" svg:y2="3.879cm" draw:start-shape="id1" draw:start-glue-point="6" draw:end-shape="id2" draw:end-glue-point="4" svg:d="M5088 2848v516h1v515" svg:viewBox="0 0 2 1032">
          <text:p/>
        </draw:connector>
        <draw:connector draw:style-name="gr4" draw:text-style-name="P1" draw:layer="layout" svg:x1="5.089cm" svg:y1="5.149cm" svg:x2="5.115cm" svg:y2="7.166cm" draw:start-shape="id2" draw:start-glue-point="6" draw:end-shape="id3" draw:end-glue-point="4" svg:d="M5089 5149v1009h26v1008" svg:viewBox="0 0 27 2018">
          <text:p/>
        </draw:connector>
        <draw:connector draw:style-name="gr4" draw:text-style-name="P1" draw:layer="layout" svg:x1="5.115cm" svg:y1="12.246cm" svg:x2="5.042cm" svg:y2="13.58cm" draw:start-shape="id3" draw:start-glue-point="6" draw:end-shape="id4" draw:end-glue-point="4" svg:d="M5115 12246v668h-73v666" svg:viewBox="0 0 74 1335">
          <text:p/>
        </draw:connector>
        <draw:connector draw:style-name="gr4" draw:text-style-name="P1" draw:layer="layout" svg:x1="5.042cm" svg:y1="14.85cm" svg:x2="5.069cm" svg:y2="16.056cm" draw:start-shape="id4" draw:start-glue-point="6" draw:end-shape="id5" svg:d="M5042 14850v604h27v602" svg:viewBox="0 0 28 1207">
          <text:p/>
        </draw:connector>
        <draw:connector draw:style-name="gr4" draw:text-style-name="P1" draw:layer="layout" svg:x1="5.069cm" svg:y1="17.834cm" svg:x2="5.096cm" svg:y2="18.596cm" draw:start-shape="id5" draw:start-glue-point="6" draw:end-shape="id6" draw:end-glue-point="4" svg:d="M5069 17834v382h27v380" svg:viewBox="0 0 28 763">
          <text:p/>
        </draw:connector>
        <draw:connector draw:style-name="gr4" draw:text-style-name="P1" draw:layer="layout" svg:x1="9.922cm" svg:y1="19.231cm" svg:x2="14.067cm" svg:y2="10.468cm" draw:start-shape="id6" draw:start-glue-point="7" draw:end-shape="id7" draw:end-glue-point="6" svg:d="M9922 19231h4145v-8763" svg:viewBox="0 0 4146 8764">
          <text:p/>
        </draw:connector>
        <draw:connector draw:style-name="gr4" draw:text-style-name="P1" draw:layer="layout" svg:x1="7.782cm" svg:y1="9.706cm" svg:x2="10.638cm" svg:y2="9.579cm" draw:start-shape="id3" draw:start-glue-point="7" draw:end-shape="id7" svg:d="M7782 9706h1429v-127h1427" svg:viewBox="0 0 2857 128">
          <text:p/>
        </draw:connector>
        <draw:connector draw:style-name="gr4" draw:text-style-name="P1" draw:layer="layout" svg:x1="17.496cm" svg:y1="9.579cm" svg:x2="19.082cm" svg:y2="9.579cm" draw:start-shape="id7" draw:start-glue-point="7" draw:end-shape="id8" svg:d="M17496 9579h1586" svg:viewBox="0 0 1587 1">
          <text:p/>
        </draw:connector>
        <draw:connector draw:style-name="gr4" draw:text-style-name="P1" draw:layer="layout" svg:x1="22.88cm" svg:y1="10.468cm" svg:x2="22.895cm" svg:y2="11.592cm" draw:start-shape="id8" draw:start-glue-point="6" draw:end-shape="id9" draw:end-glue-point="4" svg:d="M22880 10468v563h15v561" svg:viewBox="0 0 16 1125">
          <text:p/>
        </draw:connector>
        <draw:connector draw:style-name="gr4" draw:text-style-name="P1" draw:layer="layout" svg:x1="22.895cm" svg:y1="13.624cm" svg:x2="22.914cm" svg:y2="14.786cm" draw:start-shape="id9" draw:start-glue-point="6" draw:end-shape="id10" draw:end-glue-point="4" svg:d="M22895 13624v582h19v580" svg:viewBox="0 0 20 1163">
          <text:p/>
        </draw:connector>
        <draw:connector draw:style-name="gr4" draw:text-style-name="P1" draw:layer="layout" svg:x1="22.914cm" svg:y1="16.31cm" svg:x2="22.987cm" svg:y2="17.194cm" draw:start-shape="id10" draw:start-glue-point="6" draw:end-shape="id11" draw:end-glue-point="4" svg:d="M22914 16310v443h73v441" svg:viewBox="0 0 74 885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7T21:58:30.220215925</meta:creation-date>
    <dc:date>2014-12-27T22:47:37.615072899</dc:date>
    <meta:editing-duration>PT21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